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FreeSans" svg:font-family="FreeSans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71pt"/>
    </style:style>
    <style:style style:name="co2" style:family="table-column">
      <style:table-column-properties fo:break-before="auto" style:column-width="134.59pt"/>
    </style:style>
    <style:style style:name="co3" style:family="table-column">
      <style:table-column-properties fo:break-before="auto" style:column-width="72.71pt"/>
    </style:style>
    <style:style style:name="co4" style:family="table-column">
      <style:table-column-properties fo:break-before="auto" style:column-width="195.79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33.79pt"/>
    </style:style>
    <style:style style:name="co7" style:family="table-column">
      <style:table-column-properties fo:break-before="auto" style:column-width="82.9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64.46pt"/>
    </style:style>
    <style:style style:name="co11" style:family="table-column">
      <style:table-column-properties fo:break-before="auto" style:column-width="47.2pt"/>
    </style:style>
    <style:style style:name="co12" style:family="table-column">
      <style:table-column-properties fo:break-before="auto" style:column-width="63.16pt"/>
    </style:style>
    <style:style style:name="co13" style:family="table-column">
      <style:table-column-properties fo:break-before="auto" style:column-width="202.2pt"/>
    </style:style>
    <style:style style:name="co14" style:family="table-column">
      <style:table-column-properties fo:break-before="auto" style:column-width="29.99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170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01_5f_ETH_20_Zurich">
      <style:table-properties table:display="true" style:writing-mode="lr-tb"/>
    </style:style>
    <style:style style:name="ta3" style:family="table" style:master-page-name="PageStyle_5f_Taxonomy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67886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7886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25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QS 2025</text:p>
          </table:table-cell>
          <table:covered-table-cell/>
          <table:table-cell table:style-name="ce9" office:value-type="string" calcext:value-type="string" table:number-columns-spanned="1" table:number-rows-spanned="2">
            <text:p>Institution</text:p>
          </table:table-cell>
          <table:table-cell table:style-name="ce9" office:value-type="string" calcext:value-type="string" table:number-columns-spanned="1" table:number-rows-spanned="2">
            <text:p>Country</text:p>
          </table:table-cell>
          <table:table-cell table:style-name="ce5" office:value-type="string" calcext:value-type="string" table:number-columns-spanned="3" table:number-rows-spanned="1">
            <text:p>Links</text:p>
          </table:table-cell>
          <table:covered-table-cell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covered-table-cell table:style-name="ce2"/>
          <table:table-cell table:style-name="ce6" office:value-type="string" calcext:value-type="string">
            <text:p>Civil and Structural Engineering</text:p>
          </table:table-cell>
          <table:table-cell table:style-name="ce6" office:value-type="string" calcext:value-type="string">
            <text:p>World University</text:p>
          </table:table-cell>
          <table:covered-table-cell table:number-columns-repeated="2" table:style-name="ce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Read-only</text:p>
          </table:table-cell>
          <table:table-cell table:style-name="ce13" office:value-type="string" calcext:value-type="string">
            <text:p>Comment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<text:a xlink:href="https://ethz.ch/en/studies/bachelor/bachelors-degree-programmes/architecture-and-civil-engineering/civil-engineering.html" xlink:type="simple">ETH Zurich - Swiss Federal Institute of Technology</text:a></text:p>
          </table:table-cell>
          <table:table-cell table:style-name="ce4" office:value-type="string" calcext:value-type="string">
            <text:p>Switzerland</text:p>
          </table:table-cell>
          <table:table-cell table:style-name="ce14" office:value-type="string" calcext:value-type="string">
            <text:p><text:a xlink:href="https://ethz.ch/de/studium/bachelor/studienangebot/architektur-und-bauwissenschaften/bauingenieurwissenschaften/details/_jcr_content/par/accordion/accordionitem/par/image/image.imageformat.1286.1368563945.jpg" xlink:type="simple">URL</text:a>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1" office:value-type="string" calcext:value-type="string">
            <text:p>Delft University of Technology</text:p>
          </table:table-cell>
          <table:table-cell table:style-name="ce4" office:value-type="string" calcext:value-type="string">
            <text:p>Netherlands</text:p>
          </table:table-cell>
          <table:table-cell table:style-name="ce15" office:value-type="string" calcext:value-type="string">
            <text:p><text:a xlink:href="https://filelist.tudelft.nl/Studentenportal/Faculteitspecifiek/CiTG/Onderwijs/Curriculumkaarten/2024-2025/TU%20Delft-20128-07-Flyer%20Civiele%20Techniek_web.pdf" xlink:type="simple">URL</text:a></text:p>
          </table:table-cell>
          <table:table-cell table:style-name="ce16" office:value-type="string" calcext:value-type="string">
            <text:p><text:a xlink:href="https://bit.ly/3YhOjso" xlink:type="simple">https://bit.ly/3YhOjso</text:a></text:p>
          </table:table-cell>
          <table:table-cell table:style-name="ce16" office:value-type="string" calcext:value-type="string">
            <text:p><text:a xlink:href="https://bit.ly/4lh6Uyz" xlink:type="simple">https://bit.ly/4lh6Uyz</text:a>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string" calcext:value-type="string">
            <text:p>EPFL</text:p>
          </table:table-cell>
          <table:table-cell table:style-name="ce4" office:value-type="string" calcext:value-type="string">
            <text:p>Switzerland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0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1" calcext:value-type="float">
            <text:p>111</text:p>
          </table:table-cell>
          <table:table-cell table:style-name="ce11" office:value-type="string" calcext:value-type="string">
            <text:p>Politecnico di Milano</text:p>
          </table:table-cell>
          <table:table-cell table:style-name="ce4" office:value-type="string" calcext:value-type="string">
            <text:p>Italy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0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9" calcext:value-type="float">
            <text:p>109</text:p>
          </table:table-cell>
          <table:table-cell table:style-name="ce11" office:value-type="string" calcext:value-type="string">
            <text:p>Technical University of Denmark</text:p>
          </table:table-cell>
          <table:table-cell table:style-name="ce4" office:value-type="string" calcext:value-type="string">
            <text:p>Denmark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0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string" calcext:value-type="string">
            <text:p>Technical University of Munich</text:p>
          </table:table-cell>
          <table:table-cell table:style-name="ce4" office:value-type="string" calcext:value-type="string">
            <text:p>Germany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0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41" calcext:value-type="float">
            <text:p>241</text:p>
          </table:table-cell>
          <table:table-cell table:style-name="ce11" office:value-type="string" calcext:value-type="string">
            <text:p>Politecnico di Torino</text:p>
          </table:table-cell>
          <table:table-cell table:style-name="ce4" office:value-type="string" calcext:value-type="string">
            <text:p>Italy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08</text:p>
          </table:table-cell>
          <table:table-cell table:style-name="ce7" office:value-type="string" calcext:value-type="string">
            <text:p>51-100</text:p>
          </table:table-cell>
          <table:table-cell table:style-name="ce7" office:value-type="float" office:value="99" calcext:value-type="float">
            <text:p>99</text:p>
          </table:table-cell>
          <table:table-cell table:style-name="ce4" office:value-type="string" calcext:value-type="string">
            <text:p>RWTH Aachen University</text:p>
          </table:table-cell>
          <table:table-cell table:style-name="ce4" office:value-type="string" calcext:value-type="string">
            <text:p>Germany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09</text:p>
          </table:table-cell>
          <table:table-cell table:style-name="ce7" office:value-type="string" calcext:value-type="string">
            <text:p>101-150</text:p>
          </table:table-cell>
          <table:table-cell table:style-name="ce7" office:value-type="float" office:value="234" calcext:value-type="float">
            <text:p>234</text:p>
          </table:table-cell>
          <table:table-cell table:style-name="ce4" office:value-type="string" calcext:value-type="string">
            <text:p>Technische Universität Dresden</text:p>
          </table:table-cell>
          <table:table-cell table:style-name="ce4" office:value-type="string" calcext:value-type="string">
            <text:p>Germany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01-150</text:p>
          </table:table-cell>
          <table:table-cell table:style-name="ce7" office:value-type="float" office:value="190" calcext:value-type="float">
            <text:p>190</text:p>
          </table:table-cell>
          <table:table-cell table:style-name="ce4" office:value-type="string" calcext:value-type="string">
            <text:p>Technische Universität Wien</text:p>
          </table:table-cell>
          <table:table-cell table:style-name="ce4" office:value-type="string" calcext:value-type="string">
            <text:p>Austria</text:p>
          </table:table-cell>
          <table:table-cell table:style-name="ce7" office:value-type="string" calcext:value-type="string">
            <text:p>UR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8" office:value-type="string" calcext:value-type="string">
            <text:p>151-200</text:p>
          </table:table-cell>
          <table:table-cell table:style-name="ce8" office:value-type="float" office:value="420" calcext:value-type="float">
            <text:p>420</text:p>
          </table:table-cell>
          <table:table-cell table:style-name="ce12" office:value-type="string" calcext:value-type="string">
            <text:p>Czech Technical University in Prague</text:p>
          </table:table-cell>
          <table:table-cell table:style-name="ce12" office:value-type="string" calcext:value-type="string">
            <text:p>Czechi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 table:number-rows-repeated="986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_ETH Zurich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20" table:default-cell-style-name="Default"/>
        <table:table-row table:style-name="ro3">
          <table:table-cell table:style-name="ce17" office:value-type="string" calcext:value-type="string">
            <text:p>Semester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ECTS</text:p>
          </table:table-cell>
          <table:table-cell table:style-name="ce17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Catalogue</text:p>
          </table:table-cell>
          <table:table-cell table:style-name="ce26" office:value-type="string" calcext:value-type="string">
            <text:p><text:a xlink:href="https://www.lehrbetrieb.ethz.ch/Vorlesungsverzeichnis/sucheLehrangebotPre.view?lang=en" xlink:type="simple">https://www.lehrbetrieb.ethz.ch/Vorlesungsverzeichnis/sucheLehrangebotPre.view?lang=en</text:a></text:p>
          </table:table-cell>
          <table:table-cell table:number-columns-repeated="1016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01-0700-00L</text:p>
          </table:table-cell>
          <table:table-cell table:style-name="ce20" office:value-type="string" calcext:value-type="string">
            <text:p><text:a xlink:href="https://www.lehrbetrieb.ethz.ch/Vorlesungsverzeichnis/lerneinheit.view?lerneinheitId=181641&amp;semkez=2024W&amp;ansicht=LEHRVERANSTALTUNGEN&amp;lang=en" xlink:type="simple">Programming for Engineers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51-0501-03L</text:p>
          </table:table-cell>
          <table:table-cell table:style-name="ce20" office:value-type="string" calcext:value-type="string">
            <text:p><text:a xlink:href="https://www.lehrbetrieb.ethz.ch/Vorlesungsverzeichnis/lerneinheit.view?lerneinheitId=182803&amp;semkez=2024W&amp;ansicht=LEHRVERANSTALTUNGEN&amp;lang=en" xlink:type="simple">Mechanics I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01-0141-00L</text:p>
          </table:table-cell>
          <table:table-cell table:style-name="ce20" office:value-type="string" calcext:value-type="string">
            <text:p><text:a xlink:href="https://www.lehrbetrieb.ethz.ch/Vorlesungsverzeichnis/lerneinheit.view?lerneinheitId=181963&amp;semkez=2024W&amp;ansicht=LEHRVERANSTALTUNGEN&amp;lang=en" xlink:type="simple">Linear Algebra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01-0241-00L</text:p>
          </table:table-cell>
          <table:table-cell table:style-name="ce20" office:value-type="string" calcext:value-type="string">
            <text:p><text:a xlink:href="https://www.lehrbetrieb.ethz.ch/Vorlesungsverzeichnis/lerneinheit.view?lerneinheitId=181836&amp;semkez=2024W&amp;ansicht=LEHRVERANSTALTUNGEN&amp;lang=en" xlink:type="simple">Analysis I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651-0032-00L</text:p>
          </table:table-cell>
          <table:table-cell table:style-name="ce20" office:value-type="string" calcext:value-type="string">
            <text:p><text:a xlink:href="https://www.lehrbetrieb.ethz.ch/Vorlesungsverzeichnis/lerneinheit.view?lerneinheitId=183718&amp;semkez=2024W&amp;ansicht=LEHRVERANSTALTUNGEN&amp;lang=en" xlink:type="simple">Geology and Petrography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/>
          <table:table-cell table:style-name="ce24"/>
          <table:table-cell/>
          <table:table-cell table:style-name="ce27"/>
          <table:table-cell/>
          <table:table-cell table:style-name="ce28" table:number-columns-spanned="2" table:number-rows-spanned="1"/>
          <table:covered-table-cell/>
          <table:table-cell table:style-name="ce27"/>
          <table:table-cell table:number-columns-repeated="1011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851-0703-03L</text:p>
          </table:table-cell>
          <table:table-cell table:style-name="ce20" office:value-type="string" calcext:value-type="string">
            <text:p><text:a xlink:href="https://www.lehrbetrieb.ethz.ch/Vorlesungsverzeichnis/lerneinheit.view?lerneinheitId=182084&amp;semkez=2024W&amp;ansicht=LEHRVERANSTALTUNGEN&amp;lang=en" xlink:type="simple">Private Construction Law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  <table:table-cell table:style-name="ce24"/>
          <table:table-cell/>
          <table:table-cell table:style-name="ce27"/>
          <table:table-cell/>
          <table:table-cell table:style-name="ce28" table:number-columns-spanned="2" table:number-rows-spanned="1"/>
          <table:covered-table-cell/>
          <table:table-cell table:style-name="ce27"/>
          <table:table-cell table:number-columns-repeated="1011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851-0709-00L</text:p>
          </table:table-cell>
          <table:table-cell table:style-name="ce20" office:value-type="string" calcext:value-type="string">
            <text:p><text:a xlink:href="https://www.lehrbetrieb.ethz.ch/Vorlesungsverzeichnis/lerneinheit.view?lerneinheitId=182067&amp;semkez=2024W&amp;ansicht=LEHRVERANSTALTUNGEN&amp;lang=en" xlink:type="simple">Introduction to Civil Law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101-0603-01L</text:p>
          </table:table-cell>
          <table:table-cell table:style-name="ce20" office:value-type="string" calcext:value-type="string">
            <text:p><text:a xlink:href="https://www.lehrbetrieb.ethz.ch/Vorlesungsverzeichnis/lerneinheit.view?lerneinheitId=187671&amp;semkez=2025S&amp;ansicht=LEHRVERANSTALTUNGEN&amp;lang=en" xlink:type="simple">Chemistry for Civil Engineers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101-0710-00L</text:p>
          </table:table-cell>
          <table:table-cell table:style-name="ce20" office:value-type="string" calcext:value-type="string">
            <text:p><text:a xlink:href="https://www.lehrbetrieb.ethz.ch/Vorlesungsverzeichnis/lerneinheit.view?lerneinheitId=188651&amp;semkez=2025S&amp;ansicht=LEHRVERANSTALTUNGEN&amp;lang=en" xlink:type="simple">Digital Engineerin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151-0502-00L</text:p>
          </table:table-cell>
          <table:table-cell table:style-name="ce20" office:value-type="string" calcext:value-type="string">
            <text:p><text:a xlink:href="https://www.lehrbetrieb.ethz.ch/Vorlesungsverzeichnis/lerneinheit.view?lerneinheitId=188117&amp;semkez=2025S&amp;ansicht=LEHRVERANSTALTUNGEN&amp;lang=en" xlink:type="simple">Mechanics II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01-0242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350&amp;semkez=2025S&amp;ansicht=LEHRVERANSTALTUNGEN&amp;lang=en" xlink:type="simple">Analysis II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01-0612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998&amp;semkez=2025S&amp;ansicht=LEHRVERANSTALTUNGEN&amp;lang=en" xlink:type="simple">Statistics and Probability Theory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xx-xxxx-xxx</text:p>
          </table:table-cell>
          <table:table-cell table:style-name="ce20" office:value-type="string" calcext:value-type="string">
            <text:p><text:a xlink:href="https://www.lehrbetrieb.ethz.ch/Vorlesungsverzeichnis/sucheLehrangebot.do?abschnittId=114813&amp;semkez=2025S&amp;ansicht=1&amp;lang=en&amp;seite=1" xlink:type="simple">Science in Perspective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101-0113-00L</text:p>
          </table:table-cell>
          <table:table-cell table:style-name="ce20" office:value-type="string" calcext:value-type="string">
            <text:p><text:a xlink:href="https://www.lehrbetrieb.ethz.ch/Vorlesungsverzeichnis/lerneinheit.view?lerneinheitId=182570&amp;semkez=2024W&amp;ansicht=LEHRVERANSTALTUNGEN&amp;lang=en" xlink:type="simple">Theory of Structures 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101-0203-01L</text:p>
          </table:table-cell>
          <table:table-cell table:style-name="ce20" office:value-type="string" calcext:value-type="string">
            <text:p><text:a xlink:href="https://www.lehrbetrieb.ethz.ch/Vorlesungsverzeichnis/lerneinheit.view?lerneinheitId=182126&amp;semkez=2024W&amp;ansicht=LEHRVERANSTALTUNGEN&amp;lang=en" xlink:type="simple">Hydraulics 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101-6615-00L</text:p>
          </table:table-cell>
          <table:table-cell table:style-name="ce20" office:value-type="string" calcext:value-type="string">
            <text:p><text:a xlink:href="https://www.lehrbetrieb.ethz.ch/Vorlesungsverzeichnis/lerneinheit.view?lerneinheitId=183503&amp;semkez=2024W&amp;ansicht=LEHRVERANSTALTUNGEN&amp;lang=en" xlink:type="simple">Materials in Civil Engineering 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151-0503-00L</text:p>
          </table:table-cell>
          <table:table-cell table:style-name="ce20" office:value-type="string" calcext:value-type="string">
            <text:p><text:a xlink:href="https://www.lehrbetrieb.ethz.ch/Vorlesungsverzeichnis/lerneinheit.view?lerneinheitId=181777&amp;semkez=2024W&amp;ansicht=LEHRVERANSTALTUNGEN&amp;lang=en" xlink:type="simple">Mechanics III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01-0243-00L</text:p>
          </table:table-cell>
          <table:table-cell table:style-name="ce20" office:value-type="string" calcext:value-type="string">
            <text:p><text:a xlink:href="https://www.lehrbetrieb.ethz.ch/Vorlesungsverzeichnis/lerneinheit.view?lerneinheitId=182682&amp;semkez=2024W&amp;ansicht=LEHRVERANSTALTUNGEN&amp;lang=en" xlink:type="simple">Analysis III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02-0023-01L</text:p>
          </table:table-cell>
          <table:table-cell table:style-name="ce20" office:value-type="string" calcext:value-type="string">
            <text:p><text:a xlink:href="https://www.lehrbetrieb.ethz.ch/Vorlesungsverzeichnis/lerneinheit.view?lerneinheitId=183400&amp;semkez=2024W&amp;ansicht=LEHRVERANSTALTUNGEN&amp;lang=en" xlink:type="simple">Physics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1-0114-10L</text:p>
          </table:table-cell>
          <table:table-cell table:style-name="ce20" office:value-type="string" calcext:value-type="string">
            <text:p><text:a xlink:href="https://www.lehrbetrieb.ethz.ch/Vorlesungsverzeichnis/lerneinheit.view?lerneinheitId=187192&amp;semkez=2025S&amp;ansicht=LEHRVERANSTALTUNGEN&amp;lang=en" xlink:type="simple">Theory of Structures II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1-0134-00L</text:p>
          </table:table-cell>
          <table:table-cell table:style-name="ce20" office:value-type="string" calcext:value-type="string">
            <text:p><text:a xlink:href="https://www.lehrbetrieb.ethz.ch/Vorlesungsverzeichnis/lerneinheit.view?lerneinheitId=188234&amp;semkez=2025S&amp;ansicht=LEHRVERANSTALTUNGEN&amp;lang=en" xlink:type="simple">Steel Structures 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1-0314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779&amp;semkez=2025S&amp;ansicht=LEHRVERANSTALTUNGEN&amp;lang=en" xlink:type="simple">Soil Mechanics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1-0414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857&amp;semkez=2025S&amp;ansicht=LEHRVERANSTALTUNGEN&amp;lang=en" xlink:type="simple">Transport Planning (Transportation I)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1-6615-10L</text:p>
          </table:table-cell>
          <table:table-cell table:style-name="ce20" office:value-type="string" calcext:value-type="string">
            <text:p><text:a xlink:href="https://www.lehrbetrieb.ethz.ch/Vorlesungsverzeichnis/lerneinheit.view?lerneinheitId=189310&amp;semkez=2025S&amp;ansicht=LEHRVERANSTALTUNGEN&amp;lang=en" xlink:type="simple">Materials in Civil Engineering II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3-0132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441&amp;semkez=2025S&amp;ansicht=LEHRVERANSTALTUNGEN&amp;lang=en" xlink:type="simple">Geodetic Metrology Fundamentals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103-0849-00L</text:p>
          </table:table-cell>
          <table:table-cell table:style-name="ce20" office:value-type="string" calcext:value-type="string">
            <text:p><text:a xlink:href="https://www.lehrbetrieb.ethz.ch/Vorlesungsverzeichnis/lerneinheit.view?lerneinheitId=187846&amp;semkez=2025S&amp;ansicht=LEHRVERANSTALTUNGEN&amp;lang=en" xlink:type="simple">Multivariate Statistics and Machine Learnin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007-01L</text:p>
          </table:table-cell>
          <table:table-cell table:style-name="ce20" office:value-type="string" calcext:value-type="string">
            <text:p><text:a xlink:href="https://www.lehrbetrieb.ethz.ch/Vorlesungsverzeichnis/lerneinheit.view?lerneinheitId=182282&amp;semkez=2024W&amp;ansicht=LEHRVERANSTALTUNGEN&amp;lang=en" xlink:type="simple">Project Work Conceptual Design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031-10L</text:p>
          </table:table-cell>
          <table:table-cell table:style-name="ce20" office:value-type="string" calcext:value-type="string">
            <text:p><text:a xlink:href="https://www.lehrbetrieb.ethz.ch/Vorlesungsverzeichnis/lerneinheit.view?lerneinheitId=184418&amp;semkez=2024W&amp;ansicht=LEHRVERANSTALTUNGEN&amp;lang=en" xlink:type="simple">Systems Engineerin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125-00L</text:p>
          </table:table-cell>
          <table:table-cell table:style-name="ce20" office:value-type="string" calcext:value-type="string">
            <text:p><text:a xlink:href="https://www.lehrbetrieb.ethz.ch/Vorlesungsverzeichnis/lerneinheit.view?lerneinheitId=181969&amp;semkez=2024W&amp;ansicht=LEHRVERANSTALTUNGEN&amp;lang=en" xlink:type="simple">Structural Concrete 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135-01L</text:p>
          </table:table-cell>
          <table:table-cell table:style-name="ce20" office:value-type="string" calcext:value-type="string">
            <text:p><text:a xlink:href="https://www.lehrbetrieb.ethz.ch/Vorlesungsverzeichnis/lerneinheit.view?lerneinheitId=182813&amp;semkez=2024W&amp;ansicht=LEHRVERANSTALTUNGEN&amp;lang=en" xlink:type="simple">Steel Structures II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315-00L</text:p>
          </table:table-cell>
          <table:table-cell table:style-name="ce20" office:value-type="string" calcext:value-type="string">
            <text:p><text:a xlink:href="https://www.lehrbetrieb.ethz.ch/Vorlesungsverzeichnis/lerneinheit.view?lerneinheitId=183264&amp;semkez=2024W&amp;ansicht=LEHRVERANSTALTUNGEN&amp;lang=en" xlink:type="simple">Geotechnical Engineerin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1-0415-01L</text:p>
          </table:table-cell>
          <table:table-cell table:style-name="ce20" office:value-type="string" calcext:value-type="string">
            <text:p><text:a xlink:href="https://www.lehrbetrieb.ethz.ch/Vorlesungsverzeichnis/lerneinheit.view?lerneinheitId=182483&amp;semkez=2024W&amp;ansicht=LEHRVERANSTALTUNGEN&amp;lang=en" xlink:type="simple">Public Transport and Railways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102-0293-00L</text:p>
          </table:table-cell>
          <table:table-cell table:style-name="ce20" office:value-type="string" calcext:value-type="string">
            <text:p><text:a xlink:href="https://www.lehrbetrieb.ethz.ch/Vorlesungsverzeichnis/lerneinheit.view?lerneinheitId=183237&amp;semkez=2024W&amp;ansicht=LEHRVERANSTALTUNGEN&amp;lang=en" xlink:type="simple">Hydrology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xxx-xxxx-xxx</text:p>
          </table:table-cell>
          <table:table-cell table:style-name="ce20" office:value-type="string" calcext:value-type="string">
            <text:p><text:a xlink:href="https://www.lehrbetrieb.ethz.ch/Vorlesungsverzeichnis/sucheLehrangebot.do?abschnittId=114813&amp;semkez=2025S&amp;ansicht=1&amp;lang=en&amp;seite=1" xlink:type="simple">Science in Perspective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006-10L</text:p>
          </table:table-cell>
          <table:table-cell table:style-name="ce21" office:value-type="string" calcext:value-type="string">
            <text:p><text:a xlink:href="https://www.lehrbetrieb.ethz.ch/Vorlesungsverzeichnis/lerneinheit.view?lerneinheitId=189098&amp;semkez=2025S&amp;ansicht=LEHRVERANSTALTUNGEN&amp;lang=en" xlink:type="simple">Bachelor's Thesis</text:a>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126-01L</text:p>
          </table:table-cell>
          <table:table-cell table:style-name="ce20" office:value-type="string" calcext:value-type="string">
            <text:p><text:a xlink:href="https://www.lehrbetrieb.ethz.ch/Vorlesungsverzeichnis/lerneinheit.view?lerneinheitId=188660&amp;semkez=2025S&amp;ansicht=LEHRVERANSTALTUNGEN&amp;lang=en" xlink:type="simple">Structural Concrete II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206-00L</text:p>
          </table:table-cell>
          <table:table-cell table:style-name="ce20" office:value-type="string" calcext:value-type="string">
            <text:p><text:a xlink:href="https://www.lehrbetrieb.ethz.ch/Vorlesungsverzeichnis/lerneinheit.view?lerneinheitId=188435&amp;semkez=2025S&amp;ansicht=LEHRVERANSTALTUNGEN&amp;lang=en" xlink:type="simple">Hydraulic Engineerin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326-03L</text:p>
          </table:table-cell>
          <table:table-cell table:style-name="ce20" office:value-type="string" calcext:value-type="string">
            <text:p><text:a xlink:href="https://www.lehrbetrieb.ethz.ch/Vorlesungsverzeichnis/lerneinheit.view?lerneinheitId=188653&amp;semkez=2025S&amp;ansicht=LEHRVERANSTALTUNGEN&amp;lang=en" xlink:type="simple">Rock Mechanics and Tunnelling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416-10L</text:p>
          </table:table-cell>
          <table:table-cell table:style-name="ce20" office:value-type="string" calcext:value-type="string">
            <text:p><text:a xlink:href="https://www.lehrbetrieb.ethz.ch/Vorlesungsverzeichnis/lerneinheit.view?lerneinheitId=188751&amp;semkez=2025S&amp;ansicht=LEHRVERANSTALTUNGEN&amp;lang=en" xlink:type="simple">Road Transport Systems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556-01L</text:p>
          </table:table-cell>
          <table:table-cell table:style-name="ce20" office:value-type="string" calcext:value-type="string">
            <text:p><text:a xlink:href="https://www.lehrbetrieb.ethz.ch/Vorlesungsverzeichnis/lerneinheit.view?lerneinheitId=187217&amp;semkez=2025S&amp;ansicht=LEHRVERANSTALTUNGEN&amp;lang=en" xlink:type="simple">Construction Methods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101-0701-00L</text:p>
          </table:table-cell>
          <table:table-cell table:style-name="ce20" office:value-type="string" calcext:value-type="string">
            <text:p><text:a xlink:href="https://www.lehrbetrieb.ethz.ch/Vorlesungsverzeichnis/lerneinheit.view?lerneinheitId=189566&amp;semkez=2025S&amp;ansicht=LEHRVERANSTALTUNGEN&amp;lang=en" xlink:type="simple">Scientific Computin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nomy" table:style-name="ta3">
        <table:table-column table:style-name="co15" table:default-cell-style-name="Default"/>
        <table:table-column table:style-name="co16" table:default-cell-style-name="Default"/>
        <table:table-column table:style-name="co10" table:number-columns-repeated="1022" table:default-cell-style-name="Default"/>
        <table:table-row table:style-name="ro3">
          <table:table-cell table:style-name="ce17" office:value-type="string" calcext:value-type="string">
            <text:p>Digital Tools and Method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Mathematical Foundation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Supplementary Foundation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Natural Science Foundation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Civil Engineering Core Subject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Science in Context</text:p>
          </table:table-cell>
          <table:table-cell table:number-columns-repeated="1023"/>
        </table:table-row>
        <table:table-row table:style-name="ro3">
          <table:table-cell table:style-name="ce18" office:value-type="string" calcext:value-type="string">
            <text:p>Digital Skills</text:p>
          </table:table-cell>
          <table:table-cell table:number-columns-repeated="1023"/>
        </table:table-row>
        <table:table-row table:style-name="ro3">
          <table:table-cell table:style-name="ce29" office:value-type="string" calcext:value-type="string">
            <text:p>Independent Project Work</text:p>
          </table:table-cell>
          <table:table-cell table:number-columns-repeated="1023"/>
        </table:table-row>
        <table:table-row table:style-name="ro3">
          <table:table-cell table:style-name="ce18" office:value-type="string" calcext:value-type="string">
            <text:p>Bachelor thesis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FreeSans" svg:font-family="FreeSans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ETH_20_Zurich" style:display-name="PageStyle_01_ETH Zuri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onomy" style:display-name="PageStyle_Taxonom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6" meta:object-count="0"/>
    <meta:generator>LibreOfficeDev/6.0.5.2$Linux_X86_64 LibreOffice_project/</meta:generator>
  </office:meta>
</office:document-meta>
</file>